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Symmetric_20_Arrow" draw:fill="none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family="'Times New Roman'" style:font-style-name="cursiv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style-name="cursiv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fo:font-family="'Times New Roman'" style:font-style-name="cursiva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739cm" svg:height="0.724cm" svg:x="1.878cm" svg:y="0.9cm">
          <draw:text-box>
            <text:p text:style-name="P1"><text:span text:style-name="T1">r</text:span><text:span text:style-name="T2">a</text:span></text:p>
          </draw:text-box>
        </draw:frame>
        <draw:custom-shape draw:style-name="gr2" draw:text-style-name="P3" draw:layer="layout" svg:width="3cm" svg:height="3cm" svg:x="0.5cm" svg:y="0.3cm">
          <text:p/>
          <draw:enhanced-geometry svg:viewBox="0 0 21600 21600" draw:glue-points="10800 0 3163 3163 0 10800 3163 18437 10800 21600 18437 18437 21600 10800 18437 3163" draw:text-areas="3163 3163 18437 18437" draw:type="ring" draw:modifiers="1203.934426229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3" draw:layer="layout" svg:width="0.4cm" svg:height="0.4cm" svg:x="1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cm" svg:y1="1.8cm" svg:x2="2.635cm" svg:y2="1.292cm">
          <text:p/>
        </draw:line>
        <draw:line draw:style-name="gr3" draw:text-style-name="P3" draw:layer="layout" svg:x1="2cm" svg:y1="1.8cm" svg:x2="3.529cm" svg:y2="3.021cm">
          <text:p/>
        </draw:line>
        <draw:frame draw:style-name="gr1" draw:text-style-name="P2" draw:layer="layout" svg:width="0.739cm" svg:height="0.724cm" svg:x="2.513cm" svg:y="1.878cm">
          <draw:text-box>
            <text:p text:style-name="P1"><text:span text:style-name="T1">r</text:span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 </meta:initial-creator>
    <meta:creation-date>2017-06-05T03:46:36</meta:creation-date>
    <dc:date>2017-06-26T15:51:11</dc:date>
    <dc:creator>a </dc:creator>
    <meta:editing-duration>PT3H39M57S</meta:editing-duration>
    <meta:editing-cycles>6</meta:editing-cycles>
    <meta:generator>OpenOffice/4.1.2$Unix OpenOffice.org_project/412m3$Build-9782</meta:generator>
    <meta:document-statistic meta:object-count="6"/>
  </office:meta>
</office:document-meta>
</file>